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11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Resource</text:p>
          </table:table-cell>
          <table:table-cell office:value-type="string">
            <text:p>Resource Ratio</text:p>
          </table:table-cell>
          <table:table-cell office:value-type="string">
            <text:p>Research Ratio</text:p>
          </table:table-cell>
          <table:table-cell office:value-type="string">
            <text:p>Research Type</text:p>
          </table:table-cell>
        </table:table-row>
        <table:table-row table:style-name="ro1">
          <table:table-cell office:value-type="string">
            <text:p>Miner's Guild</text:p>
          </table:table-cell>
          <table:table-cell office:value-type="string">
            <text:p>mineg</text:p>
          </table:table-cell>
          <table:table-cell office:value-type="float" office:value="1000">
            <text:p>1000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ning Laser I</text:p>
          </table:table-cell>
          <table:table-cell office:value-type="string">
            <text:p>minelas1</text:p>
          </table:table-cell>
          <table:table-cell office:value-type="float" office:value="1500">
            <text:p>1500</text:p>
          </table:table-cell>
          <table:table-cell office:value-type="string">
            <text:p>mineg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ning Laser II</text:p>
          </table:table-cell>
          <table:table-cell office:value-type="string">
            <text:p>minelas2</text:p>
          </table:table-cell>
          <table:table-cell office:value-type="float" office:value="2000">
            <text:p>2000</text:p>
          </table:table-cell>
          <table:table-cell office:value-type="string">
            <text:p>minelas1</text:p>
          </table:table-cell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rsonnel Training</text:p>
          </table:table-cell>
          <table:table-cell office:value-type="string">
            <text:p>pertrain</text:p>
          </table:table-cell>
          <table:table-cell office:value-type="float" office:value="3000">
            <text:p>3000</text:p>
          </table:table-cell>
          <table:table-cell office:value-type="string">
            <text:p>csprop 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WorldTyp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9">07/09/2008</text:date>, <text:time>15:4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09T15:45:23</dc:date>
    <meta:editing-cycles>7</meta:editing-cycles>
    <meta:editing-duration>PT18M36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